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1pt" fo:language="fr" fo:country="FR" style:text-underline-style="solid" style:text-underline-width="auto" style:text-underline-color="font-color" fo:font-weight="bold" style:font-size-asian="11pt" style:language-asian="zxx" style:country-asian="none" style:font-weight-asian="bold" style:font-size-complex="11pt" style:language-complex="zxx" style:country-complex="none" style:font-weight-complex="bold"/>
    </style:style>
    <style:style style:name="P2" style:family="paragraph" style:parent-style-name="Standard">
      <style:paragraph-properties fo:text-align="center" style:justify-single-word="false"/>
      <style:text-properties fo:font-size="11pt" fo:language="fr" fo:country="FR" style:text-underline-style="solid" style:text-underline-width="auto" style:text-underline-color="font-color" fo:font-weight="bold" style:font-size-asian="11pt" style:language-asian="zxx" style:country-asian="none" style:font-weight-asian="bold" style:font-size-complex="11pt" style:language-complex="zxx" style:country-complex="none" style:font-weight-complex="bold"/>
    </style:style>
    <style:style style:name="P3" style:family="paragraph" style:parent-style-name="Standard">
      <style:text-properties fo:font-size="11pt" fo:language="fr" fo:country="FR" style:font-size-asian="11pt" style:language-asian="zxx" style:country-asian="none" style:font-size-complex="11pt" style:language-complex="zxx" style:country-complex="none"/>
    </style:style>
    <style:style style:name="P4" style:family="paragraph" style:parent-style-name="Standard">
      <style:text-properties fo:font-size="11pt" fo:language="fr" fo:country="FR" style:text-underline-style="none" style:font-size-asian="11pt" style:language-asian="zxx" style:country-asian="none" style:font-size-complex="11pt" style:language-complex="zxx" style:country-complex="none"/>
    </style:style>
    <style:style style:name="P5" style:family="paragraph" style:parent-style-name="Standard">
      <style:text-properties fo:font-size="11pt" fo:language="fr" fo:country="FR" style:text-underline-style="none" fo:font-weight="normal" style:font-size-asian="11pt" style:language-asian="zxx" style:country-asian="none" style:font-weight-asian="normal" style:font-size-complex="11pt" style:language-complex="zxx" style:country-complex="none"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tion : images de la famille</text:p>
      <text:p text:style-name="P2"/>
      <text:p text:style-name="P3"/>
      <text:p text:style-name="P3">Famille : institution</text:p>
      <text:p text:style-name="P3"/>
      <text:p text:style-name="P3">Photographie famille : régie par convention, famille nucléaire (Parents au centre+ enfants)</text:p>
      <text:p text:style-name="P3"/>
      <text:p text:style-name="P3">Exemple photographe :</text:p>
      <text:p text:style-name="P3">- R. Doisneau</text:p>
      <text:p text:style-name="P3">- Walker Evans</text:p>
      <text:p text:style-name="P3">- Ben Shahn</text:p>
      <text:p text:style-name="P3">- Mary Ellen Mark</text:p>
      <text:p text:style-name="P3"/>
      <text:p text:style-name="P3">Peinture</text:p>
      <text:p text:style-name="P3">F. Boucher, Le déjeuner 1739</text:p>
      <text:p text:style-name="P3">Femme ont regard sur enfants : nouveau</text:p>
      <text:p text:style-name="P3">scène vie privée</text:p>
      <text:p text:style-name="P3">new pratique culinaire (chocolat chaud)</text:p>
      <text:p text:style-name="P3">-&gt; 1762 JJ Rousseau, <text:span text:style-name="T1">L'Emile</text:span><text:span text:style-name="T3"> : les enfants doivent être éduqué par les parents</text:span></text:p>
      <text:p text:style-name="P4">=&gt; début règles d'éducation</text:p>
      <text:p text:style-name="P4"/>
      <text:p text:style-name="P1">Chapitre 1 : Les diverses formes de famille</text:p>
      <text:p text:style-name="P4"><text:tab/><text:span text:style-name="T2">1. Famille et histoire : la famille à Rome</text:span></text:p>
      <text:p text:style-name="P4">Caractéristiques famille empire romain :</text:p>
      <text:p text:style-name="P4">- Famille nucléaire IIè av JC</text:p>
      <text:p text:style-name="P4">- Seul homme est citoyen</text:p>
      <text:p text:style-name="P4">- Couple dichotomique (H/F, Citoyen/non-citoyen, Riche/pauvre, Chrétien/non-chrétien, ...)</text:p>
      <text:p text:style-name="P4">- Sexualité définie par statut</text:p>
      <text:p text:style-name="P4">- Citoyen romain actif sexuellement</text:p>
      <text:p text:style-name="P4">- Sexualité devait respecter hiérarchie sociale</text:p>
      <text:p text:style-name="P4">- Toutes catégories sociales ne se mariaient pas (mariage centré sur patrimoine)</text:p>
      <text:p text:style-name="P4">- Mariages et divorces sans formalités</text:p>
      <text:p text:style-name="P4">- société patrilinéaire</text:p>
      <text:p text:style-name="P4">- Liens de sang comptent moins que les liens d'élection</text:p>
      <text:p text:style-name="P4">- Politique de caste</text:p>
      <text:p text:style-name="P4">- Mariage d'ordre privé</text:p>
      <text:p text:style-name="P4">- Bisexualité =&gt; Plaisir perso</text:p>
      <text:p text:style-name="P4"/>
      <text:p text:style-name="P4"/>
      <text:p text:style-name="P4">Patrilinéaire : Père a autorité, bien, noms, règles d'alliances, de filiation viennent du père</text:p>
      <text:p text:style-name="P4">Patriarcal : Père a autorité</text:p>
      <text:p text:style-name="P4"/>
      <text:p text:style-name="P4">Comment passer famille romaine à famille chrétienne ?</text:p>
      <text:p text:style-name="P4">- Baptême empereur Constantin (IVè)</text:p>
      <text:p text:style-name="P4"><text:tab/>-&gt; Secte chrétienne devient religion reconnue</text:p>
      <text:p text:style-name="P4">- Paul Veyne : Changement apparaît dans aristocratie, vers le IIè</text:p>
      <text:p text:style-name="P4"><text:tab/>-&gt; Mariage : sauvegarde des castes</text:p>
      <text:p text:style-name="P4"><text:tab/>-&gt; Sexualité plus tardive</text:p>
      <text:p text:style-name="P4"><text:tab/>-&gt; Sacralisation de la prohibition de l'inceste</text:p>
      <text:p text:style-name="P4"><text:tab/>-&gt; Mariage devient institution fondamentale</text:p>
      <text:p text:style-name="P4">- Jack Goody : Église a influence sur milieux ruraux</text:p>
      <text:p text:style-name="P4"><text:tab/>-&gt; Évangélisation du territoire romain par les apôtres de JC</text:p>
      <text:p text:style-name="P4"><text:tab/>-&gt; Définition de nouvelles règles de mariages et de filiation émises par l'église</text:p>
      <text:p text:style-name="P4"><text:tab/><text:tab/>-&gt; Interdiction du mariage entre la femme et son oncle</text:p>
      <text:p text:style-name="P4"><text:tab/><text:tab/>-&gt; Interdiction de se marier avec la sœur de sa femme morte</text:p>
      <text:p text:style-name="P4"><text:tab/><text:tab/>-&gt; Interdiction de se marier avec sa nièce</text:p>
      <text:p text:style-name="P4"><text:tab/><text:tab/>-&gt; Interdit mariage par le sang</text:p>
      <text:p text:style-name="P4"><text:soft-page-break/><text:tab/><text:tab/><text:tab/>-&gt; Changer règle d'héritage</text:p>
      <text:p text:style-name="P4"/>
      <text:p text:style-name="P4"><text:tab/><text:span text:style-name="T2">2. La prohibition de l'inceste :</text:span></text:p>
      <text:p text:style-name="P4">- Présent dans quasiment toutes les sociétés : naturel</text:p>
      <text:p text:style-name="P4">- Règle : culturel</text:p>
      <text:p text:style-name="P4"/>
      <text:p text:style-name="P4">Du IVè au XXè, prohibition totale de l'inceste (sur plusieurs générations)</text:p>
      <text:p text:style-name="P4"/>
      <text:p text:style-name="P4"><text:tab/><text:span text:style-name="T2">3. Les structures élémentaires de la parenté</text:span></text:p>
      <text:p text:style-name="P4">M. Mauss : Toutes les sociétés s'appuient sur le don : réciprocité (ex : Noël)</text:p>
      <text:p text:style-name="P4"/>
      <text:p text:style-name="P4">Système de mariage :</text:p>
      <text:p text:style-name="P4">- Élémentaire : règles positives et négatives (droit à tel type de femmes, pas le droit à tel autre.)</text:p>
      <text:p text:style-name="P4">- Complexe : seulement règle négatives (interdiction inceste.)</text:p>
      <text:p text:style-name="P4"/>
      <text:p text:style-name="P4">Unité résidentielle : résidence familiale</text:p>
      <text:p text:style-name="P4"/>
      <text:p text:style-name="P4">Lien mère/enfant : différent selon coutumes.</text:p>
      <text:p text:style-name="P4">- <text:span text:style-name="T1">Mariage légal entre femme :</text:span> Nuer</text:p>
      <text:p text:style-name="P4">Hommes doivent versé dotations aux parents paternels de la femme stérile. Les femmes stériles sont reconnues comme des hommes. Elles peuvent se marier avec une autre femme et réaliser le même rituel que les hommes. Lorsque le mari est une femme stérile, un serviteur va servir de géniteur.</text:p>
      <text:p text:style-name="P4">Les relations de parentés sont indépendantes du sexe.</text:p>
      <text:p text:style-name="P4"/>
      <text:p text:style-name="P4">- <text:span text:style-name="T1">Mariage fantôme :</text:span> Nuer</text:p>
      <text:p text:style-name="P4">Si mari meurt, femme peut se marier avec le frère ou l'oncle de son mari. Père social reste le père décédé, même s'il n'est pas le géniteur.</text:p>
      <text:p text:style-name="P4"/>
      <text:p text:style-name="P4">- <text:span text:style-name="T1">Mariage polyandrique :</text:span> (polygame, mais pour les femmes.)</text:p>
      <text:p text:style-name="P4">Société matrilinéaire. Femme se marie avec l’aîné. Au bout d'un an, elle sera avec le second frère, et ainsi de suite tous les ans. Les enfants sont attribués au premier.</text:p>
      <text:p text:style-name="P4"/>
      <text:p text:style-name="P4">==&gt; Dissociation entre liens biologiques et liens de parentés.</text:p>
      <text:p text:style-name="P4">==&gt; Union, filiation et parenté ne suffisent pas à définir ce qu'est la famille</text:p>
      <text:p text:style-name="P4"/>
      <text:p text:style-name="P1">Conclusion :</text:p>
      <text:p text:style-name="P4">Dans toutes les sociétés, il existe ce qu'on appelle famille et sa fonction reste toujours la même (économique, règles de sexualité)</text:p>
      <text:p text:style-name="P4">La famille est un lieu de reproduction biologique (relations de parentés changent)</text:p>
      <text:p text:style-name="P4">Socialisation des enfants assuré par la famille ou le groupe collectif (ex : clan)</text:p>
      <text:p text:style-name="P4">Statut matrimonial légal différent selon les familles (mais toujours existant)</text:p>
      <text:p text:style-name="P4">Différence entre statut social et identité sexuelle.</text:p>
      <text:p text:style-name="P4"/>
      <text:p text:style-name="P4"/>
      <text:p text:style-name="P4"/>
      <text:p text:style-name="P1">Chapitre 2 : Comment se forme la famille ?</text:p>
      <text:p text:style-name="P4"><text:tab/><text:span text:style-name="T2">1. La question de la filiation</text:span></text:p>
      <text:p text:style-name="P5">Filiation cognatique :</text:p>
      <text:p text:style-name="P5">1 - Volonté d'intention</text:p>
      <text:p text:style-name="P5">2 - Dimension génétique</text:p>
      <text:p text:style-name="P5">3 - Dimension gestationnaire</text:p>
      <text:p text:style-name="P5"/>
      <text:p text:style-name="P5">Depuis quelques années, ces trois points ne sont pas forcément toutes liées</text:p>
      <text:p text:style-name="P5"/>
      <text:p text:style-name="P5">Paradigme biologique du sang : la filiation donne automatiquement des droits</text:p>
      <text:p text:style-name="P5"/>
      <text:p text:style-name="P5">=/=&gt; Couple homoparental</text:p>
      <text:p text:style-name="P5"><text:soft-page-break/>1. AGPL a porté question homoparentalité dans la sphère publique</text:p>
      <text:p text:style-name="P5">2. Évolution de la visibilité de l'homosexualité</text:p>
      <text:p text:style-name="P5">3. Évolution des mœurs</text:p>
      <text:p text:style-name="P5">=&gt; Homosexualité devient problème publ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56M9S</meta:editing-duration>
    <meta:editing-cycles>39</meta:editing-cycles>
    <meta:generator>OpenOffice/4.0.0$Win32 OpenOffice.org_project/400m3$Build-9702</meta:generator>
    <dc:date>2014-10-15T09:54:32.02</dc:date>
    <meta:document-statistic meta:table-count="0" meta:image-count="0" meta:object-count="0" meta:page-count="3" meta:paragraph-count="88" meta:word-count="720" meta:character-count="4438"/>
    <meta:user-defined meta:name="Info 1"/>
    <meta:user-defined meta:name="Info 2"/>
    <meta:user-defined meta:name="Info 3"/>
    <meta:user-defined meta:name="Info 4"/>
  </office:meta>
</office:document-meta>
</file>